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Semantic Gravity Workspace</text:p>
      <text:p text:style-name="Standard"/>
      <text:p text:style-name="Standard">*A living knowledge canvas that thinks—and forgets—at human speed*</text:p>
      <text:p text:style-name="Standard"/>
      <text:p text:style-name="Standard">---</text:p>
      <text:p text:style-name="Standard"/>
      <text:p text:style-name="Standard">## 1 Executive Snapshot (2‑minute read)</text:p>
      <text:p text:style-name="Standard"/>
      <text:p text:style-name="Standard">Picture a starry sky—constellations barely visible. It’s the beginning of a new project. You jot down a few notes, call up an email with specs from the client. A handful of stars grow slightly brighter. As you speak, the stars begin to move. You tag a few thoughts—#sensors, #patent—and a new glow intensifies across the map: one labeled *project outline template*, another *Stack Overflow thread on sensor timing*. You open the project outline template—it orients your thinking. You speak aloud, and notes begin to gather into the framework it suggests. As you continue, *templates* fades into the background, its structure now embedded in the shape of your work. A new star forms—*Journal Article*—something more specific, more grounded in the details of your task. Down in the corner, a faint reminder appears: *Lunch meeting, noon.* It's barely visible now, but as midday approaches, it grows steadily brighter.</text:p>
      <text:p text:style-name="Standard"/>
      <text:p text:style-name="Standard">You wouldn’t have known where to look for it. That’s the point. Maybe you vaguely remember writing something once—weeks ago, in a journal entry, or a late-night thought file. You even remember the *feeling* of it, but not the words, not the filename, and certainly not the folder. Yet here it is, drawn close—not because you searched for it, but because your current thinking pulled it in. This isn’t just storage. It’s resonance.</text:p>
      <text:p text:style-name="Standard"/>
      <text:p text:style-name="Standard">There’s a region in the sky you return to without knowing why—a dim cluster where long-forgotten thoughts orbit slowly. You didn’t name this place, but the system did. It sensed a gravitational resonance—something in the cadence of a note you wrote last month, and the hue of a paper it just pulled from the web. Not keywords, not tags—tone, texture, a shared emotional pigment. The stars realign, and suddenly it’s there. The idea you didn’t know you needed, or couldn’t remember how to reach, has come looking for you.</text:p>
      <text:p text:style-name="Standard"/>
      <text:p text:style-name="Standard">This isn’t fantasy. It’s vector space. A phrase in your notes and a passage from an article might share no vocabulary at all, yet still appear near each other—not because they say the same thing, but because they *mean* something similar. That’s the math behind it. Your thinking exerts pull on the landscape. And the system reshapes the map to match.</text:p>
      <text:p text:style-name="Standard"/>
      <text:p text:style-name="Standard">**Why it matters:**</text:p>
      <text:p text:style-name="Standard"/>
      <text:p text:style-name="Standard">Knowledge workers drown in static file trees and noisy search results. The Semantic Gravity Workspace keeps your attention on the center of gravity of the current task while still remembering the long tail. It’s like Google Drive, Obsidian’s graph, and Git time‑travel fused into one intuitive lens.</text:p>
      <text:p text:style-name="Standard"/>
      <text:p text:style-name="Standard">---</text:p>
      <text:p text:style-name="Standard"/>
      <text:p text:style-name="Standard">## 2 Key Features (lay‑person overview)</text:p>
      <text:p text:style-name="Standard"/>
      <text:p text:style-name="Standard">| Feature <text:s text:c="15"/>| What the user sees <text:s text:c="51"/>| Behind the scenes <text:s text:c="43"/>|</text:p>
      <text:p text:style-name="Standard">| ---------------------- | --------------------------------------------------------------------- | ------------------------------------------------------------ |</text:p>
      <text:p text:style-name="Standard"><text:soft-page-break/>| **Dynamic clusters** <text:s text:c="2"/>| Dots self‑organize by topic; touching two items brightens their link. | Cosine similarity of text embeddings + session‑weight boost. |</text:p>
      <text:p text:style-name="Standard">| **Auto‑decay** <text:s text:c="8"/>| Old rabbit holes dim and drift outward. <text:s text:c="30"/>| Exponential half‑life applied to session weights. <text:s text:c="11"/>|</text:p>
      <text:p text:style-name="Standard">| **Time‑travel slider** | Drag to 10 AM yesterday; the map morphs to that moment. <text:s text:c="14"/>| Immutable event log + snapshot replay. <text:s text:c="22"/>|</text:p>
      <text:p text:style-name="Standard">| **Branch &amp; merge** <text:s text:c="4"/>| Fork a speculative path; merge if it pans out. <text:s text:c="23"/>| Event‑stream branching akin to Git DAG. <text:s text:c="21"/>|</text:p>
      <text:p text:style-name="Standard">| **Focus tags** <text:s text:c="8"/>| Type “#patent” → related nodes magnetize instantly. <text:s text:c="18"/>| One‑shot weight spike added to affected edges. <text:s text:c="14"/>|</text:p>
      <text:p text:style-name="Standard">| **Top‑K pruning** <text:s text:c="5"/>| Canvas never clutters; only most relevant links stay visible. <text:s text:c="8"/>| Each node stores only its K strongest outgoing edges. <text:s text:c="7"/>|</text:p>
      <text:p text:style-name="Standard"/>
      <text:p text:style-name="Standard">---</text:p>
      <text:p text:style-name="Standard"/>
      <text:p text:style-name="Standard">## 3 Business Value &amp; Use Cases</text:p>
      <text:p text:style-name="Standard"/>
      <text:p text:style-name="Standard">- **R&amp;D labs:** surface prior experiments when parameters resemble today’s run.</text:p>
      <text:p text:style-name="Standard">- **Legal teams:** hop between clauses, prior art, and commentary without combing folders.</text:p>
      <text:p text:style-name="Standard">- **Creative writing:** resurrect stashed story lines by sliding back to the “aha” moment.</text:p>
      <text:p text:style-name="Standard">- **Startup founders:** pivot by forking the graph, preserving institutional memory without extra docs.</text:p>
      <text:p text:style-name="Standard"/>
      <text:p text:style-name="Standard">Revenue model: SaaS seat licenses + on‑prem enterprise tier for regulated sectors.</text:p>
      <text:p text:style-name="Standard"/>
      <text:p text:style-name="Standard">---</text:p>
      <text:p text:style-name="Standard"/>
      <text:p text:style-name="Standard">## 4 System Architecture (technical audience)</text:p>
      <text:p text:style-name="Standard"/>
      <text:p text:style-name="Standard">```mermaid</text:p>
      <text:p text:style-name="Standard">flowchart TD</text:p>
      <text:p text:style-name="Standard"><text:s text:c="2"/>subgraph Client</text:p>
      <text:p text:style-name="Standard"><text:s text:c="4"/>UI[Electron / WebGL Constellation UI]</text:p>
      <text:p text:style-name="Standard"><text:s text:c="2"/>end</text:p>
      <text:p text:style-name="Standard"><text:s text:c="2"/>subgraph Edge</text:p>
      <text:p text:style-name="Standard"><text:s text:c="4"/>WASM[Lightweight overlay runtime (Rust)]</text:p>
      <text:p text:style-name="Standard"><text:s text:c="2"/>end</text:p>
      <text:p text:style-name="Standard"><text:s text:c="2"/>subgraph Core</text:p>
      <text:p text:style-name="Standard"><text:s text:c="4"/>Redis[Session Overlay (Redis)]</text:p>
      <text:p text:style-name="Standard"><text:s text:c="4"/>ANN[Vector Store (Milvus/HNSW)]</text:p>
      <text:p text:style-name="Standard"><text:s text:c="4"/>Graph[Persistent Graph (Postgres + pgvector)]</text:p>
      <text:p text:style-name="Standard"><text:s text:c="4"/>Log[Immutable Event Log (Apache Kafka / NATS)]</text:p>
      <text:p text:style-name="Standard"><text:s text:c="4"/>Snap[Snapshot Store (Parquet in S3)]</text:p>
      <text:p text:style-name="Standard"><text:s text:c="2"/>end</text:p>
      <text:p text:style-name="Standard"><text:s text:c="2"/>UI -- WebSocket --&gt; WASM</text:p>
      <text:p text:style-name="Standard"><text:s text:c="2"/>WASM --&gt; Redis &amp; ANN</text:p>
      <text:p text:style-name="Standard"><text:s text:c="2"/>Redis &lt;--&gt; Log</text:p>
      <text:p text:style-name="Standard"><text:s text:c="2"/>Log --&gt; Snap</text:p>
      <text:p text:style-name="Standard"><text:s text:c="2"/>Redis --&gt; Graph</text:p>
      <text:p text:style-name="Standard">```</text:p>
      <text:p text:style-name="Standard"/>
      <text:p text:style-name="Standard">**Data flow:**</text:p>
      <text:p text:style-name="Standard"><text:soft-page-break/></text:p>
      <text:p text:style-name="Standard">1. **Ingest** new file → embed → store vector + create node.</text:p>
      <text:p text:style-name="Standard">2. **Action event** (open, tag) → publish to `event_log`.</text:p>
      <text:p text:style-name="Standard">3. Runtime applies boost, updates Redis overlay, streams diff to UI.</text:p>
      <text:p text:style-name="Standard">4. Every 20 min or Δ&gt;30 % edges → snapshot job materializes overlay to Parquet.</text:p>
      <text:p text:style-name="Standard"/>
      <text:p text:style-name="Standard">---</text:p>
      <text:p text:style-name="Standard"/>
      <text:p text:style-name="Standard">## 5 Algorithms &amp; Formulas (data‑science deep dive)</text:p>
      <text:p text:style-name="Standard"/>
      <text:p text:style-name="Standard">### 5.1 Weight model</text:p>
      <text:p text:style-name="Standard"/>
      <text:p text:style-name="Standard">Let \(S_{ij}=\operatorname{cos}(e_i, e_j)\) be static semantic similarity of embeddings \(e\). <text:s/>Let \(V_{ij}(t)\) be volatile affinity accumulated from user events:</text:p>
      <text:p text:style-name="Standard"/>
      <text:p text:style-name="Standard">$$</text:p>
      <text:p text:style-name="Standard">V_{ij}(t)=\sum_{k} \delta_{ij}^{(k)}\;\beta^{\,(t-t_k)}\;\,,\quad 0&lt;\beta&lt;1\,.</text:p>
      <text:p text:style-name="Standard">$$</text:p>
      <text:p text:style-name="Standard"/>
      <text:p text:style-name="Standard">Total link weight: \(\boxed{W_{ij}(t)=S_{ij}+\alpha\,V_{ij}(t)}\) with \(\alpha\) user‑tunable. <text:s/>Half‑life of boosts: \(t_{1/2}=\frac{\ln 0.5}{\ln \beta}\).</text:p>
      <text:p text:style-name="Standard"/>
      <text:p text:style-name="Standard">### 5.2 Edge pruning</text:p>
      <text:p text:style-name="Standard"/>
      <text:p text:style-name="Standard">For each node \(i\) keep only the top‑K outgoing edges by \(W_{ij}\). <text:s/>Complexity per update: \(O(K\log K)\) using a bounded heap.</text:p>
      <text:p text:style-name="Standard"/>
      <text:p text:style-name="Standard">### 5.3 Snapshot reconstruction</text:p>
      <text:p text:style-name="Standard"/>
      <text:p text:style-name="Standard">Given snapshot at \(t_s\) and event sequence \(\{e_{t_s+1},\dots,e_t\}\):</text:p>
      <text:p text:style-name="Standard"/>
      <text:p text:style-name="Standard">1. Load snapshot into overlay.</text:p>
      <text:p text:style-name="Standard">2. Replay events, updating \(V_{ij}\) in \(O(E_{\Delta})\).</text:p>
      <text:p text:style-name="Standard">3. UI refresh bulk‑transmits changed edges (WebRTC data channel, binary flatbuffers).</text:p>
      <text:p text:style-name="Standard"/>
      <text:p text:style-name="Standard">### 5.4 Branching</text:p>
      <text:p text:style-name="Standard"/>
      <text:p text:style-name="Standard">Each branch is a pointer to parent snapshot + its own delta log. <text:s/>Merge uses weighted union: \(V_{ij}^{\text{merge}}=\gamma V_{ij}^{(A)}+(1-\gamma)V_{ij}^{(B)}\,.\) Conflict if both branches altered \(S_{ij}\) (rare).</text:p>
      <text:p text:style-name="Standard"/>
      <text:p text:style-name="Standard">---</text:p>
      <text:p text:style-name="Standard"/>
      <text:p text:style-name="Standard">## 6 Hardware &amp; Deployment Targets</text:p>
      <text:p text:style-name="Standard"/>
      <text:p text:style-name="Standard">| Scale <text:s text:c="14"/>| Corpus size | RAM <text:s text:c="17"/>| Disk <text:s text:c="11"/>| CPU / GPU <text:s text:c="28"/>|</text:p>
      <text:p text:style-name="Standard">| ------------------- | ----------- | -------------------- | --------------- | ------------------------------------- |</text:p>
      <text:p text:style-name="Standard">| **Solo dev laptop** | ≤ 10 k docs | 4 GB overlay <text:s text:c="8"/>| 20 GB total <text:s text:c="4"/>| 4‑core CPU; optional RTX 3050 <text:s text:c="8"/>|</text:p>
      <text:p text:style-name="Standard">| **SMB team** <text:s text:c="7"/>| 1 M docs <text:s text:c="3"/>| 32 GB RAM <text:s text:c="11"/>| 500 GB SSD <text:s text:c="5"/>| 16‑core + A100 for batch re‑embedding |</text:p>
      <text:p text:style-name="Standard"><text:soft-page-break/>| **Enterprise** <text:s text:c="5"/>| 200 M docs <text:s/>| 256 GB RAM per shard | 50 TB NVMe + S3 | Kubernetes + GPU pool <text:s text:c="16"/>|</text:p>
      <text:p text:style-name="Standard"/>
      <text:p text:style-name="Standard">Latency target: &lt; 100 ms edge update round‑trip for 95‑th percentile user action.</text:p>
      <text:p text:style-name="Standard"/>
      <text:p text:style-name="Standard">---</text:p>
      <text:p text:style-name="Standard"/>
      <text:p text:style-name="Standard">## 7 Implementation Roadmap</text:p>
      <text:p text:style-name="Standard"/>
      <text:p text:style-name="Standard">| Phase | Milestone <text:s text:c="40"/>| Duration <text:s/>|</text:p>
      <text:p text:style-name="Standard">| ----- | ------------------------------------------------- | --------- |</text:p>
      <text:p text:style-name="Standard">| **0** | Prototype UI + static embeddings; no decay <text:s text:c="7"/>| 4 weeks <text:s text:c="2"/>|</text:p>
      <text:p text:style-name="Standard">| **1** | Session overlay, exponential decay, top‑K pruning | +6 weeks <text:s/>|</text:p>
      <text:p text:style-name="Standard">| **2** | Timeline slider, snapshot/replay, branch UI <text:s text:c="6"/>| +8 weeks <text:s/>|</text:p>
      <text:p text:style-name="Standard">| **3** | Multi‑user sync, access control, cloud deploy <text:s text:c="4"/>| +12 weeks |</text:p>
      <text:p text:style-name="Standard">| **4** | Advanced analytics API (RAG integration) <text:s text:c="9"/>| +6 weeks <text:s/>|</text:p>
      <text:p text:style-name="Standard"/>
      <text:p text:style-name="Standard">---</text:p>
      <text:p text:style-name="Standard"/>
      <text:p text:style-name="Standard">## 8 Team &amp; Collaboration Needs</text:p>
      <text:p text:style-name="Standard"/>
      <text:p text:style-name="Standard">- **Backend engineer** (Rust/Go) for event sourcing pipeline.</text:p>
      <text:p text:style-name="Standard">- **Data scientist** for embedding tuning &amp; decay‑parameter optimization.</text:p>
      <text:p text:style-name="Standard">- **Front‑end/WebGL dev** for constellation UI &amp; timeline slider.</text:p>
      <text:p text:style-name="Standard">- **DevOps** for GPU inference serving + CI/CD.</text:p>
      <text:p text:style-name="Standard">- **Domain experts** (legal, IoT, coating science) to curate seed corpora.</text:p>
      <text:p text:style-name="Standard"/>
      <text:p text:style-name="Standard">---</text:p>
      <text:p text:style-name="Standard"/>
      <text:p text:style-name="Standard">## 9 Appendix A – Computational Complexity Summary</text:p>
      <text:p text:style-name="Standard"/>
      <text:p text:style-name="Standard">| Operation <text:s text:c="8"/>| Time <text:s text:c="13"/>| Space <text:s text:c="18"/>|</text:p>
      <text:p text:style-name="Standard">| ----------------- | ----------------- | ----------------------- |</text:p>
      <text:p text:style-name="Standard">| New event update <text:s/>| \(O(K\log K)\) <text:s text:c="3"/>| \(O(K)\) <text:s text:c="15"/>|</text:p>
      <text:p text:style-name="Standard">| Snapshot dump <text:s text:c="4"/>| \(O(E)\) <text:s text:c="9"/>| \(O(E)\) <text:s text:c="15"/>|</text:p>
      <text:p text:style-name="Standard">| Seek to timestamp | \(O(E_{\Delta})\) | \(O(K\cdot N)\) overlay |</text:p>
      <text:p text:style-name="Standard">| Full re‑embed <text:s text:c="4"/>| \(O(Nd)\) GPU <text:s text:c="4"/>| \(O(Nd)\) <text:s text:c="14"/>|</text:p>
      <text:p text:style-name="Standard"/>
      <text:p text:style-name="Standard">Here \(N\) = nodes, \(E\) = stored edges, \(d\) = embedding dimension.</text:p>
      <text:p text:style-name="Standard"/>
      <text:p text:style-name="Standard">---</text:p>
      <text:p text:style-name="Standard"/>
      <text:p text:style-name="Standard">## 10 Appendix B – Glossary</text:p>
      <text:p text:style-name="Standard"/>
      <text:p text:style-name="Standard">**Embedding** High‑dimensional vector representing semantic meaning of text or media. <text:s/></text:p>
      <text:p text:style-name="Standard">**ANN index** Approximate nearest‑neighbor structure enabling sub‑millisecond similarity search. <text:s/></text:p>
      <text:p text:style-name="Standard">**Decay constant (β)** Fractional retention of a boost per time unit. <text:s/></text:p>
      <text:p text:style-name="Standard">**Snapshot** Serialized overlay state at a wall‑clock timestamp. <text:s/></text:p>
      <text:p text:style-name="Standard">**Branch** Divergent sequence of events inheriting from a prior snapshot.</text:p>
      <text:p text:style-name="Standard"/>
      <text:p text:style-name="Standard">---</text:p>
      <text:p text:style-name="Standard"><text:soft-page-break/></text:p>
      <text:p text:style-name="Standard">*Prepared July 2025  ·  Revision 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1T10:24:47.756662032</meta:creation-date>
    <dc:date>2025-07-21T10:26:02.373636674</dc:date>
    <meta:editing-duration>PT1M15S</meta:editing-duration>
    <meta:editing-cycles>1</meta:editing-cycles>
    <meta:document-statistic meta:table-count="0" meta:image-count="0" meta:object-count="0" meta:page-count="5" meta:paragraph-count="114" meta:word-count="1330" meta:character-count="9010" meta:non-whitespace-character-count="7125"/>
    <meta:generator>LibreOffice/24.2.7.2$Linux_X86_64 LibreOffice_project/420$Build-2</meta:generator>
  </office:meta>
</office:document-meta>
</file>